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游ゴシック Light" svg:font-family="'游ゴシック Light'" style:font-family-generic="modern" style:font-pitch="variable"/>
    <style:font-face style:name="游ゴシック Light1" svg:font-family="'游ゴシック Light'"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游ゴシック Light" fo:font-size="18pt" officeooo:rsid="0019e903" officeooo:paragraph-rsid="0019e903" fo:background-color="#dddddd" style:font-size-asian="18pt" style:font-size-complex="18pt"/>
    </style:style>
    <style:style style:name="P2" style:family="paragraph" style:parent-style-name="Standard">
      <style:text-properties fo:color="#000000" style:font-name="游ゴシック Light1" fo:font-size="9.5pt" style:font-name-asian="游ゴシック Light1" style:font-size-asian="9.5pt"/>
    </style:style>
    <style:style style:name="P3" style:family="paragraph" style:parent-style-name="Standard">
      <style:text-properties fo:color="#000000" style:font-name="游ゴシック Light1" officeooo:rsid="0019e903" officeooo:paragraph-rsid="0019e903" style:font-name-asian="游ゴシック Light1"/>
    </style:style>
    <style:style style:name="P4" style:family="paragraph" style:parent-style-name="Standard">
      <style:text-properties fo:color="#000000" style:font-name="游ゴシック Light1" officeooo:rsid="0019e903" officeooo:paragraph-rsid="001e3948" style:font-name-asian="游ゴシック Light1"/>
    </style:style>
    <style:style style:name="P5" style:family="paragraph" style:parent-style-name="Standard">
      <style:text-properties fo:color="#000000" style:font-name="游ゴシック Light1" officeooo:rsid="0019e903" officeooo:paragraph-rsid="00220ccc" style:font-name-asian="游ゴシック Light1"/>
    </style:style>
    <style:style style:name="P6" style:family="paragraph" style:parent-style-name="Standard">
      <style:text-properties fo:color="#000000" style:font-name="游ゴシック Light1" officeooo:rsid="001da0c2" officeooo:paragraph-rsid="001da0c2" style:font-name-asian="游ゴシック Light1"/>
    </style:style>
    <style:style style:name="P7" style:family="paragraph" style:parent-style-name="Standard">
      <style:text-properties fo:color="#000000" style:font-name="游ゴシック Light1" officeooo:rsid="001e3948" officeooo:paragraph-rsid="001e3948" style:font-name-asian="游ゴシック Light1"/>
    </style:style>
    <style:style style:name="P8" style:family="paragraph" style:parent-style-name="Standard">
      <style:text-properties fo:color="#000000" style:font-name="游ゴシック Light1" officeooo:rsid="0020031d" officeooo:paragraph-rsid="0020031d" style:font-name-asian="游ゴシック Light1"/>
    </style:style>
    <style:style style:name="P9" style:family="paragraph" style:parent-style-name="Standard">
      <style:paragraph-properties fo:text-align="start" style:justify-single-word="false"/>
      <style:text-properties fo:color="#000000" style:font-name="游ゴシック Light1" fo:font-size="10.25pt" officeooo:rsid="0019e903" officeooo:paragraph-rsid="0019e903" fo:background-color="transparent" style:font-name-asian="游ゴシック Light1" style:font-size-asian="9pt" style:font-size-complex="10.25pt"/>
    </style:style>
    <style:style style:name="P10" style:family="paragraph" style:parent-style-name="Standard">
      <style:paragraph-properties fo:text-align="start" style:justify-single-word="false"/>
      <style:text-properties fo:color="#000000" style:font-name="游ゴシック Light1" fo:font-size="10.25pt" officeooo:rsid="0019e903" officeooo:paragraph-rsid="00272b46" fo:background-color="transparent" style:font-name-asian="游ゴシック Light1" style:font-size-asian="9pt" style:font-size-complex="10.25pt"/>
    </style:style>
    <style:style style:name="P11" style:family="paragraph" style:parent-style-name="Standard">
      <style:paragraph-properties fo:text-align="start" style:justify-single-word="false"/>
      <style:text-properties fo:color="#000000" style:font-name="游ゴシック Light1" fo:font-size="10.25pt" officeooo:rsid="00272b46" officeooo:paragraph-rsid="00272b46" fo:background-color="transparent" style:font-name-asian="游ゴシック Light1" style:font-size-asian="9pt" style:font-size-complex="10.25pt"/>
    </style:style>
    <style:style style:name="P12" style:family="paragraph" style:parent-style-name="Standard">
      <style:paragraph-properties fo:text-align="start" style:justify-single-word="false"/>
      <style:text-properties fo:color="#000000" style:font-name="游ゴシック Light1" fo:font-size="10.25pt" officeooo:rsid="00281ac1" officeooo:paragraph-rsid="00281ac1" fo:background-color="transparent" style:font-name-asian="游ゴシック Light1" style:font-size-asian="9pt" style:font-size-complex="10.25pt"/>
    </style:style>
    <style:style style:name="P13" style:family="paragraph" style:parent-style-name="Standard">
      <style:text-properties style:font-name="游ゴシック Light1" style:font-name-asian="游ゴシック Light1"/>
    </style:style>
    <style:style style:name="P14" style:family="paragraph" style:parent-style-name="Standard">
      <style:text-properties style:font-name="游ゴシック Light1" officeooo:paragraph-rsid="0019e903" style:font-name-asian="游ゴシック Light1"/>
    </style:style>
    <style:style style:name="P15" style:family="paragraph" style:parent-style-name="Standard">
      <style:paragraph-properties fo:text-align="center" style:justify-single-word="false"/>
      <style:text-properties style:font-name="游ゴシック Light1" fo:font-size="18pt" officeooo:rsid="0019e903" officeooo:paragraph-rsid="0019e903" fo:background-color="#dddddd" style:font-name-asian="游ゴシック Light1" style:font-size-asian="18pt" style:font-size-complex="18pt"/>
    </style:style>
    <style:style style:name="P16" style:family="paragraph" style:parent-style-name="Standard">
      <style:paragraph-properties fo:text-align="start" style:justify-single-word="false"/>
      <style:text-properties style:font-name="游ゴシック Light1" fo:font-size="10.25pt" officeooo:rsid="0019e903" officeooo:paragraph-rsid="0019e903" fo:background-color="transparent" style:font-name-asian="游ゴシック Light1" style:font-size-asian="9pt" style:font-size-complex="10.25pt"/>
    </style:style>
    <style:style style:name="P17" style:family="paragraph" style:parent-style-name="Standard">
      <style:text-properties officeooo:paragraph-rsid="0020031d"/>
    </style:style>
    <style:style style:name="P18" style:family="paragraph" style:parent-style-name="Standard">
      <style:paragraph-properties fo:text-align="start" style:justify-single-word="false"/>
      <style:text-properties officeooo:paragraph-rsid="0019e903"/>
    </style:style>
    <style:style style:name="P19" style:family="paragraph" style:parent-style-name="Standard">
      <style:text-properties fo:color="#000000" style:font-name="游ゴシック Light1" fo:font-size="9.5pt" style:font-name-asian="游ゴシック Light1" style:font-size-asian="9.5pt"/>
    </style:style>
    <style:style style:name="P20" style:family="paragraph" style:parent-style-name="Standard">
      <style:text-properties fo:color="#000000" style:font-name="游ゴシック Light1" fo:font-size="9.5pt" officeooo:rsid="0019e903" officeooo:paragraph-rsid="0019e903" style:font-name-asian="游ゴシック Light1" style:font-size-asian="9.5pt"/>
    </style:style>
    <style:style style:name="P21" style:family="paragraph" style:parent-style-name="Standard">
      <style:text-properties fo:color="#000000" style:font-name="游ゴシック Light1" fo:font-size="9.5pt" officeooo:rsid="0019e903" officeooo:paragraph-rsid="00220ccc" style:font-name-asian="游ゴシック Light1" style:font-size-asian="9.5pt"/>
    </style:style>
    <style:style style:name="P22" style:family="paragraph" style:parent-style-name="Standard">
      <style:text-properties fo:color="#000000" style:font-name="游ゴシック Light1" fo:font-size="9.5pt" officeooo:rsid="0019e903" officeooo:paragraph-rsid="0020031d" style:font-name-asian="游ゴシック Light1" style:font-size-asian="9.5pt"/>
    </style:style>
    <style:style style:name="P23" style:family="paragraph" style:parent-style-name="Standard">
      <style:text-properties fo:color="#000000" style:font-name="游ゴシック Light1" fo:font-size="9.5pt" officeooo:rsid="001da0c2" officeooo:paragraph-rsid="001da0c2" style:font-name-asian="游ゴシック Light1" style:font-size-asian="9.5pt"/>
    </style:style>
    <style:style style:name="P24" style:family="paragraph" style:parent-style-name="Standard">
      <style:text-properties fo:color="#000000" style:font-name="游ゴシック Light1" fo:font-size="9.5pt" officeooo:rsid="0020031d" officeooo:paragraph-rsid="0020031d" style:font-name-asian="游ゴシック Light1" style:font-size-asian="9.5pt"/>
    </style:style>
    <style:style style:name="P25" style:family="paragraph" style:parent-style-name="Standard">
      <style:paragraph-properties fo:text-align="start" style:justify-single-word="false"/>
      <style:text-properties fo:color="#000000" style:font-name="游ゴシック Light1" fo:font-size="9.5pt" officeooo:rsid="0019e903" officeooo:paragraph-rsid="00272b46" fo:background-color="transparent" style:font-name-asian="游ゴシック Light1" style:font-size-asian="9.5pt" style:font-size-complex="10.25pt"/>
    </style:style>
    <style:style style:name="P26" style:family="paragraph" style:parent-style-name="Standard">
      <style:paragraph-properties fo:text-align="start" style:justify-single-word="false"/>
      <style:text-properties fo:color="#000000" style:font-name="游ゴシック Light1" fo:font-size="9.5pt" officeooo:rsid="0019e903" officeooo:paragraph-rsid="0019e903" fo:background-color="transparent" style:font-name-asian="游ゴシック Light1" style:font-size-asian="9.5pt" style:font-size-complex="10.25pt"/>
    </style:style>
    <style:style style:name="P27" style:family="paragraph" style:parent-style-name="Standard">
      <style:paragraph-properties fo:text-align="start" style:justify-single-word="false"/>
      <style:text-properties fo:color="#000000" style:font-name="游ゴシック Light1" fo:font-size="9.5pt" officeooo:rsid="00272b46" officeooo:paragraph-rsid="00272b46" fo:background-color="transparent" style:font-name-asian="游ゴシック Light1" style:font-size-asian="9.5pt" style:font-size-complex="10.25pt"/>
    </style:style>
    <style:style style:name="P28" style:family="paragraph" style:parent-style-name="Standard">
      <style:text-properties fo:color="#000000" style:font-name="游ゴシック Light1" officeooo:rsid="001da0c2" officeooo:paragraph-rsid="00322523" style:font-name-asian="游ゴシック Light1"/>
    </style:style>
    <style:style style:name="P29" style:family="paragraph" style:parent-style-name="Standard">
      <style:text-properties fo:color="#000000" style:font-name="游ゴシック Light1" officeooo:rsid="001da0c2" officeooo:paragraph-rsid="001e3948" style:font-name-asian="游ゴシック Light1"/>
    </style:style>
    <style:style style:name="T1" style:family="text">
      <style:text-properties fo:color="#008000" fo:font-size="9.5pt" style:font-size-asian="9.5pt"/>
    </style:style>
    <style:style style:name="T2" style:family="text">
      <style:text-properties fo:color="#008000" fo:font-size="9.5pt" officeooo:rsid="0019e903" style:font-size-asian="9.5pt"/>
    </style:style>
    <style:style style:name="T3" style:family="text">
      <style:text-properties fo:color="#008000" fo:font-size="9.5pt" officeooo:rsid="001da0c2" style:font-size-asian="9.5pt"/>
    </style:style>
    <style:style style:name="T4" style:family="text">
      <style:text-properties fo:color="#008000" fo:font-size="9.5pt" officeooo:rsid="001e3948" style:font-size-asian="9.5pt"/>
    </style:style>
    <style:style style:name="T5" style:family="text">
      <style:text-properties fo:color="#008000" fo:font-size="9.5pt" officeooo:rsid="00215d3a" style:font-size-asian="9.5pt"/>
    </style:style>
    <style:style style:name="T6" style:family="text">
      <style:text-properties fo:color="#008000" fo:font-size="9.5pt" officeooo:rsid="00272b46" style:font-size-asian="9.5pt"/>
    </style:style>
    <style:style style:name="T7" style:family="text">
      <style:text-properties fo:color="#000000" fo:font-size="9.5pt" style:font-size-asian="9.5pt"/>
    </style:style>
    <style:style style:name="T8" style:family="text">
      <style:text-properties fo:color="#000000" fo:font-size="9.5pt" officeooo:rsid="0019e903" style:font-size-asian="9.5pt"/>
    </style:style>
    <style:style style:name="T9" style:family="text">
      <style:text-properties fo:color="#000000" fo:font-size="9.5pt" officeooo:rsid="001e3948" style:font-size-asian="9.5pt"/>
    </style:style>
    <style:style style:name="T10" style:family="text">
      <style:text-properties fo:color="#000000" style:font-name="游ゴシック Light1" fo:font-size="9.5pt" style:font-name-asian="游ゴシック Light1" style:font-size-asian="9.5pt"/>
    </style:style>
    <style:style style:name="T11" style:family="text">
      <style:text-properties fo:color="#000000" style:font-name="游ゴシック Light1" fo:font-size="9.5pt" officeooo:rsid="0020031d" style:font-name-asian="游ゴシック Light1" style:font-size-asian="9.5pt"/>
    </style:style>
    <style:style style:name="T12" style:family="text">
      <style:text-properties fo:color="#000000" style:font-name="游ゴシック Light1" fo:font-size="9.5pt" officeooo:rsid="0019e903" style:font-name-asian="游ゴシック Light1" style:font-size-asian="9.5pt"/>
    </style:style>
    <style:style style:name="T13" style:family="text">
      <style:text-properties fo:color="#000000" style:font-name="游ゴシック Light1" fo:font-size="9.5pt" officeooo:rsid="00272b46" style:font-name-asian="游ゴシック Light1" style:font-size-asian="9.5pt"/>
    </style:style>
    <style:style style:name="T14" style:family="text">
      <style:text-properties fo:color="#000000" style:font-name="游ゴシック Light1" fo:font-size="9.5pt" officeooo:rsid="0019e903" fo:background-color="transparent" loext:char-shading-value="0" style:font-name-asian="游ゴシック Light1" style:font-size-asian="9.5pt" style:font-size-complex="10.25pt"/>
    </style:style>
    <style:style style:name="T15" style:family="text">
      <style:text-properties fo:color="#a31515" style:font-name="游ゴシック Light1" fo:font-size="9.5pt" style:font-name-asian="游ゴシック Light1" style:font-size-asian="9.5pt"/>
    </style:style>
    <style:style style:name="T16" style:family="text">
      <style:text-properties fo:color="#a31515" style:font-name="游ゴシック Light1" fo:font-size="9.5pt" officeooo:rsid="00272b46" style:font-name-asian="游ゴシック Light1" style:font-size-asian="9.5pt"/>
    </style:style>
    <style:style style:name="T17" style:family="text">
      <style:text-properties fo:color="#0000ff" fo:font-size="9.5pt" style:font-size-asian="9.5pt"/>
    </style:style>
    <style:style style:name="T18" style:family="text">
      <style:text-properties fo:color="#0000ff" fo:font-size="9.5pt" officeooo:rsid="00272b46" style:font-size-asian="9.5pt"/>
    </style:style>
    <style:style style:name="T19" style:family="text">
      <style:text-properties fo:color="#0000ff" style:font-name="游ゴシック Light1" fo:font-size="9.5pt" officeooo:rsid="0020031d" style:font-name-asian="游ゴシック Light1" style:font-size-asian="9.5pt"/>
    </style:style>
    <style:style style:name="T20" style:family="text">
      <style:text-properties fo:color="#2b91af" fo:font-size="9.5pt" style:font-size-asian="9.5pt"/>
    </style:style>
    <style:style style:name="T21" style:family="text">
      <style:text-properties fo:color="#2b91af" fo:font-size="9.5pt" officeooo:rsid="0019e903" style:font-size-asian="9.5pt"/>
    </style:style>
    <style:style style:name="T22" style:family="text">
      <style:text-properties style:font-name-asian="游ゴシック Light1"/>
    </style:style>
    <style:style style:name="T23" style:family="text">
      <style:text-properties fo:font-size="9.5pt" style:font-size-asian="9.5pt"/>
    </style:style>
    <style:style style:name="T24" style:family="text">
      <style:text-properties fo:font-size="9.5pt" officeooo:rsid="001da0c2" style:font-size-asian="9.5pt"/>
    </style:style>
    <style:style style:name="T25" style:family="text">
      <style:text-properties fo:font-size="9.5pt" officeooo:rsid="001e3948" style:font-size-asian="9.5pt"/>
    </style:style>
    <style:style style:name="T26" style:family="text">
      <style:text-properties fo:font-size="9.5pt" officeooo:rsid="0020031d" style:font-size-asian="9.5pt"/>
    </style:style>
    <style:style style:name="T27" style:family="text">
      <style:text-properties fo:font-size="9.5pt" officeooo:rsid="0019e903" style:font-size-asian="9.5pt"/>
    </style:style>
    <style:style style:name="T28" style:family="text">
      <style:text-properties fo:font-size="9.5pt" officeooo:rsid="00220ccc" style:font-size-asian="9.5pt"/>
    </style:style>
    <style:style style:name="T29" style:family="text">
      <style:text-properties fo:font-size="9.5pt" officeooo:rsid="00235a64" style:font-size-asian="9.5pt"/>
    </style:style>
    <style:style style:name="T30" style:family="text">
      <style:text-properties fo:font-size="9.5pt" officeooo:rsid="00272b46" style:font-size-asian="9.5pt"/>
    </style:style>
    <style:style style:name="T31" style:family="text">
      <style:text-properties fo:font-size="9.5pt" officeooo:rsid="00281ac1" style:font-size-asian="9.5pt"/>
    </style:style>
    <style:style style:name="T32" style:family="text">
      <style:text-properties fo:font-size="9.5pt" officeooo:rsid="002abc38" style:font-size-asian="9.5pt"/>
    </style:style>
    <style:style style:name="T33" style:family="text">
      <style:text-properties fo:font-size="9.5pt" officeooo:rsid="002c1b0d" style:font-size-asian="9.5pt"/>
    </style:style>
    <style:style style:name="T34" style:family="text">
      <style:text-properties fo:font-size="9.5pt" officeooo:rsid="00322523" style:font-size-asian="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ploidEngineApp.h<text:span text:style-name="T22">の記述</text:span></text:p>
      <text:p text:style-name="P13"><text:span text:style-name="T17">using</text:span><text:span text:style-name="T7"> </text:span><text:span text:style-name="T17">namespace</text:span><text:span text:style-name="T7"> std;</text:span></text:p>
      <text:p text:style-name="P2"/>
      <text:p text:style-name="P13"><text:span text:style-name="T17">class</text:span><text:span text:style-name="T7"> </text:span><text:span text:style-name="T20">DiploidEngineApp</text:span><text:span text:style-name="T7"> : </text:span><text:span text:style-name="T17">public</text:span><text:span text:style-name="T7"> </text:span><text:span text:style-name="T20">DiploidEngineMain</text:span></text:p>
      <text:p text:style-name="P2">{</text:p>
      <text:p text:style-name="P13"><text:span text:style-name="T17">private</text:span><text:span text:style-name="T7">:</text:span></text:p>
      <text:p text:style-name="P13"><text:span text:style-name="T7"><text:tab/></text:span><text:span text:style-name="T20">DiploidCollision</text:span><text:span text:style-name="T7"> collision;</text:span><text:span text:style-name="T1">//当たり判定の処理</text:span><text:span text:style-name="T2">用オブジェクト</text:span></text:p>
      <text:p text:style-name="P2"/>
      <text:p text:style-name="P13"><text:span text:style-name="T7"><text:tab/></text:span><text:span text:style-name="T20">DiploidCircleV2</text:span><text:span text:style-name="T7"> </text:span><text:span text:style-name="T8">object</text:span><text:span text:style-name="T9">s</text:span><text:span text:style-name="T8">, </text:span><text:span text:style-name="T9">object</text:span><text:span text:style-name="T7">;</text:span><text:span text:style-name="T1">//当たり判定のテスト用オブジェクト</text:span></text:p>
      <text:p text:style-name="P13"><text:span text:style-name="T1"><text:tab/></text:span><text:span text:style-name="T21">list&lt;DiploidCircleV2&gt; </text:span><text:span text:style-name="T8">test_object_list;</text:span><text:span text:style-name="T2">//たくさんのオブジェクト用</text:span></text:p>
      <text:p text:style-name="P13"><text:span text:style-name="T17">public</text:span><text:span text:style-name="T7">:</text:span></text:p>
      <text:p text:style-name="P13"><text:span text:style-name="T7"><text:tab/></text:span><text:span text:style-name="T17">void</text:span><text:span text:style-name="T7"> FileCreate();</text:span><text:span text:style-name="T1">//ゲーム起動時に一度だけファイルを作る処理。</text:span></text:p>
      <text:p text:style-name="P13"><text:span text:style-name="T7"><text:tab/></text:span><text:span text:style-name="T17">void</text:span><text:span text:style-name="T7"> Load();</text:span><text:span text:style-name="T1">//ゲーム起動時にロードするデータ</text:span></text:p>
      <text:p text:style-name="P13"><text:span text:style-name="T7"><text:tab/></text:span><text:span text:style-name="T17">void</text:span><text:span text:style-name="T7"> Init();</text:span><text:span text:style-name="T1">//最初に一回だけ初期化したい処理を記述。<text:tab/></text:span></text:p>
      <text:p text:style-name="P13"><text:span text:style-name="T7"><text:tab/></text:span><text:span text:style-name="T17">void</text:span><text:span text:style-name="T7"> Updata();</text:span><text:span text:style-name="T1">//アニメーションなど連続して行いたい処理。</text:span></text:p>
      <text:p text:style-name="P13"><text:span text:style-name="T7"><text:tab/></text:span><text:span text:style-name="T17">void</text:span><text:span text:style-name="T7"> Draw();</text:span><text:span text:style-name="T1">//結果を描写する処理</text:span></text:p>
      <text:p text:style-name="P13"><text:span text:style-name="T7"><text:tab/></text:span><text:span text:style-name="T17">void</text:span><text:span text:style-name="T7"> Destory();</text:span><text:span text:style-name="T1">//削除する処理。</text:span></text:p>
      <text:p text:style-name="P13"><text:span text:style-name="T7"><text:tab/></text:span><text:span text:style-name="T17">void</text:span><text:span text:style-name="T7"> End();</text:span><text:span text:style-name="T1">//engine終了前処理。</text:span></text:p>
      <text:p text:style-name="P2">};</text:p>
      <text:p text:style-name="P2"/>
      <text:p text:style-name="P2"/>
      <text:p text:style-name="P2">　当たり判定用の処理は一つのオブジェクトとして存在します。なので、判定用オブジェクトを作成しなくてはいけません。DiploidCollisionクラスがその当たり判定処理になります。</text:p>
      <text:p text:style-name="P2">　ちなみにDiploidCollisionは唯一の存在ではありません。つまり、使い方によっては動作が重くなる可能性を秘めています。それだけです。</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5">DiploidEngineApp.cppの記述</text:p>
      <text:p text:style-name="P14"><text:span text:style-name="T17">void</text:span><text:span text:style-name="T7"> </text:span><text:span text:style-name="T20">DiploidEngineApp</text:span><text:span text:style-name="T7">::Init()</text:span><text:span text:style-name="T1">//最初に一回だけ初期化したい処理を記述。</text:span></text:p>
      <text:p text:style-name="P20">{</text:p>
      <text:p text:style-name="P5"><text:span text:style-name="T23"><text:tab/></text:span><text:span text:style-name="T3">//オブジェクトの情報を</text:span><text:span text:style-name="T4">Init()関数で決める。</text:span></text:p>
      <text:p text:style-name="P5"><text:span text:style-name="T24"><text:tab/></text:span><text:span text:style-name="T23">object</text:span><text:span text:style-name="T25">s</text:span><text:span text:style-name="T23">.Init(VGet(GetWindowSize().x / </text:span><text:span text:style-name="T29">2</text:span><text:span text:style-name="T23">, GetWindowSize().y / </text:span><text:span text:style-name="T29">2</text:span><text:span text:style-name="T23">, 0.0f), 10.0f), GetColor(2</text:span><text:span text:style-name="T28">00</text:span><text:span text:style-name="T23">,2</text:span><text:span text:style-name="T28">00</text:span><text:span text:style-name="T23">,2</text:span><text:span text:style-name="T28">00</text:span><text:span text:style-name="T23">));</text:span></text:p>
      <text:p text:style-name="P21"/>
      <text:p text:style-name="P5"><text:span text:style-name="T23"><text:tab/></text:span><text:span text:style-name="T1">//オブジェクトをたくさん作る。</text:span></text:p>
      <text:p text:style-name="P4"><text:span text:style-name="T23"><text:tab/></text:span><text:span text:style-name="T24">for ( int count = 0; count &gt; 10; ++count)</text:span></text:p>
      <text:p text:style-name="P29"><text:span text:style-name="T23"><text:tab/>{<text:tab/><text:tab/></text:span></text:p>
      <text:p text:style-name="P7"><text:span text:style-name="T23"><text:tab/><text:tab/></text:span><text:span text:style-name="T1">//オブジェクトをリストに追加。</text:span></text:p>
      <text:p text:style-name="P28"><text:span text:style-name="T23"><text:tab/><text:tab/>test_object_list.push_back(object</text:span><text:span text:style-name="T25">s</text:span><text:span text:style-name="T23">.);</text:span></text:p>
      <text:p text:style-name="P28"><text:span text:style-name="T23"/></text:p>
      <text:p text:style-name="P28"><text:span text:style-name="T1"><text:tab/><text:tab/>//オブジェクトの情報を</text:span><text:span text:style-name="T4">Init()関数で決める。</text:span></text:p>
      <text:p text:style-name="P6"><text:span text:style-name="T23"><text:tab/><text:tab/></text:span><text:span text:style-name="T34">test_object_list.back().</text:span><text:span text:style-name="T27">Init(VGet(GetRand(GetWindowSize().x), <text:tab/><text:tab/><text:tab/><text:tab/><text:tab/><text:tab/><text:tab/><text:tab/><text:tab/>GetRand(GetWindowSize().y, 0.0f), 10.0f), GetColor(255,255,255));</text:span></text:p>
      <text:p text:style-name="P23"><text:tab/>}</text:p>
      <text:p text:style-name="P20">}</text:p>
      <text:p text:style-name="P20"/>
      <text:p text:style-name="P14"><text:span text:style-name="T17">void</text:span><text:span text:style-name="T7"> </text:span><text:span text:style-name="T20">DiploidEngineApp</text:span><text:span text:style-name="T7">::Updata()</text:span><text:span text:style-name="T1">//アニメーションなど連続して行いたい処理。</text:span></text:p>
      <text:p text:style-name="P20">{</text:p>
      <text:p text:style-name="P3"><text:span text:style-name="T23"><text:tab/></text:span><text:span text:style-name="T1">//範囲</text:span><text:span text:style-name="T5">forで一括判定</text:span></text:p>
      <text:p text:style-name="P17"><text:span text:style-name="T12"><text:tab/></text:span><text:span text:style-name="T11">for ( </text:span><text:span text:style-name="T19">auto</text:span><text:span text:style-name="T11">&amp; count : test_object_list)</text:span></text:p>
      <text:p text:style-name="P24"><text:tab/>{</text:p>
      <text:p text:style-name="P8"><text:span text:style-name="T23"><text:tab/></text:span><text:span text:style-name="T1"><text:tab/>//円と円の当たり判定</text:span></text:p>
      <text:p text:style-name="P17"><text:span text:style-name="T10"><text:tab/><text:tab/></text:span><text:span text:style-name="T11">collision.CircleAndCircleCollisionUpdata(&amp;object, &amp;count);</text:span></text:p>
      <text:p text:style-name="P24"><text:tab/>}</text:p>
      <text:p text:style-name="P22">}</text:p>
      <text:p text:style-name="P22"/>
      <text:p text:style-name="P16"><text:span text:style-name="T17">void</text:span><text:span text:style-name="T7"> </text:span><text:span text:style-name="T20">DiploidEngineApp</text:span><text:span text:style-name="T7">::Draw()</text:span><text:span text:style-name="T1">//結果を描写する処理</text:span></text:p>
      <text:p text:style-name="P25">{</text:p>
      <text:p text:style-name="P10"><text:span text:style-name="T1"><text:tab/>//</text:span><text:span text:style-name="T6">objectが</text:span><text:span text:style-name="T1">ヒットしていたら</text:span></text:p>
      <text:p text:style-name="P10"><text:span text:style-name="T1"><text:tab/></text:span><text:span text:style-name="T30">if ( </text:span><text:span text:style-name="T26">object.GetHitFlag() </text:span><text:span text:style-name="T30">== </text:span><text:span text:style-name="T18">true</text:span><text:span text:style-name="T30"> )</text:span></text:p>
      <text:p text:style-name="P27"><text:tab/>{</text:p>
      <text:p text:style-name="P11"><text:span text:style-name="T23"><text:tab/><text:tab/></text:span><text:span text:style-name="T1">//左上にHIT!!と表示</text:span></text:p>
      <text:p text:style-name="P18"><text:span text:style-name="T14"><text:tab/><text:tab/></text:span><text:span text:style-name="T13">DrawString(0, 0, GetColor(255, 255, 255), </text:span><text:span text:style-name="T15">"</text:span><text:span text:style-name="T16">HIT</text:span><text:span text:style-name="T15">!!"</text:span><text:span text:style-name="T10">);</text:span></text:p>
      <text:p text:style-name="P18"><text:span text:style-name="T10"><text:tab/></text:span><text:span text:style-name="T13">}</text:span></text:p>
      <text:p text:style-name="P26">}</text:p>
      <text:p text:style-name="P26"/>
      <text:p text:style-name="P26"/>
      <text:p text:style-name="P9"><text:span text:style-name="T23">　オブジェクトをたくさん処理するときは</text:span><text:span text:style-name="T31">&lt;vector&gt;なり&lt;list&gt;なりで纏めたほうが簡単に処理できます。また、</text:span><text:span text:style-name="T33">&lt;</text:span><text:span text:style-name="T32">list&gt;を念頭に置いて作っています。&lt;vector&gt;など他のコンテナを使用すると意図しないバグが出るかもしれません。なるべく&lt;list&gt;を使用してください。</text:span></text:p>
      <text:p text:style-name="P12"><text:span text:style-name="T23">　collision関連の関数では引数に判定処理したいオブジェクトのポインタを渡します。なんやかんやあるんですがつまり、範囲for文を使用する場合は</text:span><text:span text:style-name="T17">const </text:span><text:span text:style-name="T23">を渡すとエラーがでます。注意してください。</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游ゴシック Light" svg:font-family="'游ゴシック Light'" style:font-family-generic="modern" style:font-pitch="variable"/>
    <style:font-face style:name="游ゴシック Light1" svg:font-family="'游ゴシック Light'"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6T04:04:28.854000000</meta:creation-date>
    <dc:date>2020-02-06T07:09:18.259000000</dc:date>
    <meta:editing-duration>PT35M53S</meta:editing-duration>
    <meta:editing-cycles>20</meta:editing-cycles>
    <meta:generator>LibreOffice/6.4.0.3$Windows_X86_64 LibreOffice_project/b0a288ab3d2d4774cb44b62f04d5d28733ac6df8</meta:generator>
    <meta:document-statistic meta:table-count="0" meta:image-count="0" meta:object-count="0" meta:page-count="2" meta:paragraph-count="53" meta:word-count="720" meta:character-count="1719" meta:non-whitespace-character-count="1605"/>
  </office:meta>
</office:document-meta>
</file>